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398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5.596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5.117cm" fo:min-width="6.739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3.36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97cm" fo:min-width="3.272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3.541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097cm" fo:min-width="0.938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368cm" fo:min-width="3.183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277cm" fo:min-width="3.183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3.272cm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1.127cm" svg:y="4.429cm">
          <text:p text:style-name="P1"><text:span text:style-name="T1">Passag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6.096cm" svg:height="1.016cm" svg:x="4.429cm" svg:y="1.635cm">
          <text:p text:style-name="P3"><text:span text:style-name="T2">Gestionnaire de vo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39cm" svg:height="15.367cm" svg:x="4.429cm" svg:y="2.651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461cm" svg:height="1.651cm" svg:x="5.318cm" svg:y="3.032cm">
          <text:p text:style-name="P6"><text:span text:style-name="T3">Réservation d’un v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27cm" svg:y1="4.683cm" svg:x2="5.318cm" svg:y2="3.921cm">
          <text:p text:style-name="P1"><text:span text:style-name="T1">Confirmer</text:span></text:p>
        </draw:line>
        <draw:line draw:style-name="gr5" draw:text-style-name="P2" draw:layer="layout" svg:x1="2.397cm" svg:y1="5.064cm" svg:x2="6.08cm" svg:y2="4.429cm">
          <text:p text:style-name="P3"><text:span text:style-name="T1">Annuler</text:span></text:p>
        </draw:line>
        <draw:custom-shape draw:style-name="gr6" draw:text-style-name="P7" draw:layer="layout" svg:width="5.334cm" svg:height="1.905cm" svg:x="5.445cm" svg:y="5.064cm">
          <text:p text:style-name="P3"><text:span text:style-name="T3">Liste des v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27cm" svg:y1="5.445cm" svg:x2="5.445cm" svg:y2="5.953cm">
          <text:p text:style-name="P3"><text:span text:style-name="T1">Afficher</text:span></text:p>
        </draw:line>
        <draw:custom-shape draw:style-name="gr7" draw:text-style-name="P7" draw:layer="layout" svg:width="5.715cm" svg:height="2.032cm" svg:x="5.191cm" svg:y="7.223cm">
          <text:p text:style-name="P3"><text:span text:style-name="T3">Existence d’un vol / réserv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.143cm" svg:y1="5.572cm" svg:x2="5.445cm" svg:y2="7.858cm">
          <text:p text:style-name="P3"><text:span text:style-name="T1">Vérifier</text:span></text:p>
        </draw:line>
        <draw:custom-shape draw:style-name="gr8" draw:text-style-name="P7" draw:layer="layout" svg:width="2.032cm" svg:height="1.905cm" svg:x="17.383cm" svg:y="5.826cm">
          <text:p text:style-name="P3"><text:span text:style-name="T3">Administrateu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2" draw:layer="layout" svg:x1="10.779cm" svg:y1="5.953cm" svg:x2="17.51cm" svg:y2="6.334cm">
          <text:p text:style-name="P3"><text:span text:style-name="T1">Afficher</text:span></text:p>
        </draw:line>
        <draw:line draw:style-name="gr5" draw:text-style-name="P2" draw:layer="layout" svg:x1="10.906cm" svg:y1="8.112cm" svg:x2="17.51cm" svg:y2="7.223cm">
          <text:p text:style-name="P3"><text:span text:style-name="T1">Vérifier</text:span></text:p>
        </draw:line>
        <draw:custom-shape draw:style-name="gr9" draw:text-style-name="P7" draw:layer="layout" svg:width="5.207cm" svg:height="2.286cm" svg:x="5.445cm" svg:y="9.509cm">
          <text:p text:style-name="P6"><text:span text:style-name="T3">Passager / Vol / Desti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779cm" svg:y1="3.921cm" svg:x2="17.637cm" svg:y2="6.207cm">
          <text:p text:style-name="P3"><text:span text:style-name="T1">Ajouter</text:span></text:p>
        </draw:line>
        <draw:line draw:style-name="gr5" draw:text-style-name="P2" draw:layer="layout" svg:x1="10.652cm" svg:y1="10.525cm" svg:x2="17.891cm" svg:y2="7.604cm">
          <text:p text:style-name="P1"><text:span text:style-name="T1">Ajouter</text:span></text:p>
        </draw:line>
        <draw:custom-shape draw:style-name="gr10" draw:text-style-name="P7" draw:layer="layout" svg:width="5.207cm" svg:height="2.159cm" svg:x="5.445cm" svg:y="12.049cm">
          <text:p text:style-name="P6"><text:span text:style-name="T3">Liste des passagers par v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652cm" svg:y1="12.938cm" svg:x2="18.018cm" svg:y2="7.731cm">
          <text:p text:style-name="P3"><text:span text:style-name="T1">Afficher</text:span></text:p>
        </draw:line>
        <draw:custom-shape draw:style-name="gr11" draw:text-style-name="P7" draw:layer="layout" svg:width="5.334cm" svg:height="2.54cm" svg:x="5.318cm" svg:y="14.589cm">
          <text:p text:style-name="P3"><text:span text:style-name="T3">Heure / Date d’un v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652cm" svg:y1="15.732cm" svg:x2="18.272cm" svg:y2="7.731cm">
          <text:p text:style-name="P3"><text:span text:style-name="T1">Modifier</text:span></text:p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0-11-23T11:10:33.613000000</dc:date>
    <meta:editing-duration>PT4M11S</meta:editing-duration>
    <meta:editing-cycles>2</meta:editing-cycles>
    <meta:document-statistic meta:object-count="20"/>
  </office:meta>
</office:document-meta>
</file>